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HttpMessageConverter4Case1Test.test3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1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1Test.test4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HttpMessageConverter4Case1Test.isIn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Case1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pHttpMessageConverter4Case1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pHttpMessageConverter4Case1Test.test2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pHttpMessageConverter4Case1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pHttpMessageConverter4Case1Test.test5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HttpMessageConverter4Case1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1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1Test.test1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